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00ffff"/>
    </style:style>
    <style:style style:name="ce33" style:family="table-cell" style:parent-style-name="Default" style:data-style-name="N100">
      <style:text-properties fo:font-style="italic" style:font-style-asian="italic" style:font-style-complex="italic"/>
    </style:style>
    <style:style style:name="ce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transparent"/>
    </style:style>
    <style:style style:name="ce10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2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6"/>
        <table:table-column table:style-name="co17" table:default-cell-style-name="ce6"/>
        <table:table-column table:style-name="co10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17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2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9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8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8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8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8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8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8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8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1022"/>
        </table:table-row>
        <table:table-row table:style-name="ro1" table:number-rows-repeated="10481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4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2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8" table:default-cell-style-name="ce6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0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3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0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0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0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0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0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0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0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0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9"/>
          <table:table-cell table:style-name="ce1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0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0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0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0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0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0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0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0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.00.0000</text:date>, <text:time style:data-style-name="N2" text:time-value="14:34:40.0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0-20T14:43:22.597000000</dc:date>
    <meta:editing-duration>P3DT11H30M</meta:editing-duration>
    <meta:editing-cycles>1422</meta:editing-cycles>
    <meta:document-statistic meta:table-count="3" meta:cell-count="8299" meta:object-count="0"/>
  </office:meta>
</office:document-meta>
</file>